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</office:font-face-decls>
  <office:automatic-styles>
    <style:style style:name="P1" style:family="paragraph" style:parent-style-name="Standard">
      <style:text-properties fo:font-size="24pt" fo:font-weight="bold" officeooo:rsid="001a6ddf" officeooo:paragraph-rsid="001a6ddf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style:text-underline-style="none" fo:font-weight="bold" officeooo:rsid="001a6ddf" officeooo:paragraph-rsid="001a6dd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a6ddf" officeooo:paragraph-rsid="001a6dd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36d2c" officeooo:paragraph-rsid="00236d2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officeooo:rsid="001ded95" officeooo:paragraph-rsid="001ded95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rsid="001ded95" officeooo:paragraph-rsid="001ded95"/>
    </style:style>
    <style:style style:name="P7" style:family="paragraph" style:parent-style-name="Standard">
      <style:paragraph-properties fo:text-align="end" style:justify-single-word="false"/>
      <style:text-properties officeooo:rsid="001ded95" officeooo:paragraph-rsid="001ded95"/>
    </style:style>
    <style:style style:name="P8" style:family="paragraph" style:parent-style-name="Standard">
      <style:paragraph-properties fo:text-align="start" style:justify-single-word="false"/>
      <style:text-properties officeooo:rsid="001d88d6" officeooo:paragraph-rsid="001d88d6"/>
    </style:style>
    <style:style style:name="P9" style:family="paragraph" style:parent-style-name="Standard">
      <style:paragraph-properties fo:text-align="start" style:justify-single-word="false"/>
      <style:text-properties style:font-name="Purisa" fo:font-size="12pt" officeooo:rsid="001f43a6" officeooo:paragraph-rsid="001ded95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1f43a6" officeooo:paragraph-rsid="001ded95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1f43a6" officeooo:paragraph-rsid="001f43a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ded95" officeooo:paragraph-rsid="001ded95" style:font-size-asian="10.5pt" style:font-size-complex="12pt"/>
    </style:style>
    <style:style style:name="T1" style:family="text">
      <style:text-properties officeooo:rsid="001c1811"/>
    </style:style>
    <style:style style:name="T2" style:family="text">
      <style:text-properties officeooo:rsid="001d88d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43a6" style:font-weight-asian="bold" style:font-weight-complex="bold"/>
    </style:style>
    <style:style style:name="T5" style:family="text">
      <style:text-properties fo:font-weight="bold" officeooo:rsid="00236d2c" style:font-weight-asian="bold" style:font-weight-complex="bold"/>
    </style:style>
    <style:style style:name="T6" style:family="text">
      <style:text-properties style:font-name="Purisa" officeooo:rsid="001f43a6"/>
    </style:style>
    <style:style style:name="T7" style:family="text">
      <style:text-properties style:font-name="Liberation Serif" officeooo:rsid="001f43a6"/>
    </style:style>
    <style:style style:name="T8" style:family="text">
      <style:text-properties style:font-name="Liberation Serif" style:text-underline-style="none" officeooo:rsid="001f43a6"/>
    </style:style>
    <style:style style:name="T9" style:family="text">
      <style:text-properties fo:color="#c9211e" loext:opacity="100%" style:font-name="Liberation Serif" fo:font-size="14pt" officeooo:rsid="001f43a6" style:font-size-asian="14pt" style:font-size-complex="14pt"/>
    </style:style>
    <style:style style:name="T10" style:family="text">
      <style:text-properties officeooo:rsid="00236d2c"/>
    </style:style>
    <style:style style:name="T11" style:family="text">
      <style:text-properties officeooo:rsid="0025382c"/>
    </style:style>
    <style:style style:name="T12" style:family="text">
      <style:text-properties officeooo:rsid="002720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TURA</text:p>
      <text:p text:style-name="P2"/>
      <text:p text:style-name="P4">EA <text:span text:style-name="T11">S</text:span>PORT CHADAGAME </text:p>
      <text:p text:style-name="P3">Ca<text:span text:style-name="T11">lle </text:span>de <text:span text:style-name="T10">SANTA CRUZ</text:span></text:p>
      <text:p text:style-name="P3">077<text:span text:style-name="T10">30</text:span> <text:span text:style-name="T10">alaior</text:span>, Illes Balears</text:p>
      <text:p text:style-name="P3"/>
      <text:p text:style-name="P3"><text:span text:style-name="T3">FACTURAR A:<text:tab/>ENVIAR A:<text:tab/> </text:span><text:tab/><text:tab/>N.º DE FACTURA<text:tab/><text:tab/><text:tab/><text:span text:style-name="T1">ES-</text:span><text:span text:style-name="T10">13</text:span><text:span text:style-name="T12">xx</text:span></text:p>
      <text:p text:style-name="P3"><text:span text:style-name="T10">Oscar Moya</text:span><text:tab/><text:tab/><text:span text:style-name="T10">Jose Pons</text:span><text:tab/><text:tab/><text:tab/>FECHA<text:tab/><text:tab/><text:tab/><text:tab/><text:span text:style-name="T10">22</text:span><text:span text:style-name="T1">/1</text:span><text:span text:style-name="T10">2</text:span><text:span text:style-name="T1">/2022</text:span></text:p>
      <text:p text:style-name="P3"><text:span text:style-name="T10">martino </text:span>44<text:tab/><text:tab/><text:span text:style-name="T10">julio 23</text:span><text:tab/><text:tab/><text:tab/>N.º DE PERIODO<text:tab/><text:tab/><text:tab/><text:span text:style-name="T2">651</text:span><text:span text:style-name="T12">xxx</text:span><text:span text:style-name="T10">NB</text:span></text:p>
      <text:p text:style-name="P3">077<text:span text:style-name="T10">30</text:span> Menoraca<text:tab/>07702 Menorca<text:tab/><text:tab/>FECHA DE VENCIMIENTO<text:tab/><text:span text:style-name="T10">01</text:span><text:span text:style-name="T2">/</text:span><text:span text:style-name="T10">01</text:span><text:span text:style-name="T2">/2023</text:span></text:p>
      <text:p text:style-name="P3"/>
      <text:p text:style-name="Horizontal_20_Line"/>
      <text:p text:style-name="P8">CANT<text:span text:style-name="T11">IDAD</text:span><text:tab/><text:tab/>DESCRIPCIÓN<text:tab/><text:tab/>PRECIO UNITARIO<text:tab/><text:tab/>IMPORTE</text:p>
      <text:p text:style-name="Horizontal_20_Line"/>
      <text:p text:style-name="P6">1<text:tab/><text:tab/><text:tab/>Material Eléctrico<text:tab/><text:tab/><text:tab/><text:tab/>-<text:tab/><text:tab/>-</text:p>
      <text:p text:style-name="P6"/>
      <text:p text:style-name="P6"><text:tab/><text:tab/><text:tab/><text:tab/><text:tab/><text:tab/><text:tab/><text:tab/><text:tab/>Subtotal<text:tab/>-</text:p>
      <text:p text:style-name="P6"/>
      <text:p text:style-name="P6"><text:tab/><text:tab/><text:tab/><text:tab/><text:tab/><text:tab/><text:tab/><text:tab/><text:tab/>IVA 21%<text:tab/>-</text:p>
      <text:p text:style-name="P6"/>
      <text:p text:style-name="P6"><text:tab/><text:tab/><text:tab/><text:tab/><text:tab/><text:tab/><text:tab/><text:tab/><text:tab/><text:span text:style-name="T3">TOTAL<text:tab/></text:span><text:span text:style-name="T4">-</text:span></text:p>
      <text:p text:style-name="P6"/>
      <text:p text:style-name="P6"/>
      <text:p text:style-name="P7"><text:tab/><text:tab/><text:tab/><text:tab/><text:tab/><text:tab/><text:tab/><text:tab/><text:tab/><text:tab/><text:tab/><text:tab/><text:tab/><text:tab/><text:tab/><text:tab/><text:tab/><text:tab/><text:tab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9:37:28.142726644</meta:creation-date>
    <dc:date>2022-11-28T08:43:21.201798934</dc:date>
    <meta:editing-duration>PT16M17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1" meta:paragraph-count="14" meta:word-count="59" meta:character-count="424" meta:non-whitespace-character-count="303"/>
  </office:meta>
</office:document-meta>
</file>